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4.249cm" style:rel-column-width="16383*"/>
    </style:style>
    <style:style style:name="Table2.C" style:family="table-column">
      <style:table-column-properties style:column-width="4.251cm" style:rel-column-width="1638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position="0% 100%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style:text-position="0% 100%" fo:font-weight="normal" style:font-weight-asian="normal" style:font-weight-complex="normal"/>
    </style:style>
    <style:style style:name="T1" style:family="text">
      <style:text-properties style:text-position="sub 58%" style:font-name="Liberation Serif" style:font-name-asian="WenQuanYi Micro Hei" style:font-name-complex="Lohit Hindi"/>
    </style:style>
    <style:style style:name="T2" style:family="text">
      <style:text-properties style:text-position="0% 100%" style:font-name="Liberation Serif" style:font-name-asian="WenQuanYi Micro Hei" style:font-name-complex="Lohit Hindi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style:font-name-asian="WenQuanYi Micro Hei" style:font-name-complex="Lohit Hindi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llustration of Discrete Random Variables</text:p>
      <text:p text:style-name="Standard"/>
      <text:p text:style-name="P1">Illustration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Experiment</text:p>
          </table:table-cell>
          <table:table-cell table:style-name="Table2.B1" table:number-columns-spanned="2" office:value-type="string">
            <text:p text:style-name="P6">Throwing of 2 dice together</text:p>
          </table:table-cell>
          <table:covered-table-cell/>
        </table:table-row>
        <table:table-row>
          <table:table-cell table:style-name="Table2.A2" office:value-type="string">
            <text:p text:style-name="P5">Sample space(S)</text:p>
          </table:table-cell>
          <table:table-cell table:style-name="Table2.B2" table:number-columns-spanned="2" office:value-type="string">
            <text:p text:style-name="P6">S = {(1, 1), (1, 2), (1, 3), (1, 4), (1, 5), (1, 6), (2, 1), (2, 2), (2, 3), (2, 4), (2, 5), (2, 6), (3, 1), (3, 2), (3, 3), (3, 4), (3, 5), (3, 6), (4, 1), (4, 2), (4, 3), (4, 4), <text:s/>(4, 5), (4, 6), (5, 1), (5, 2), (5, 3), 5, 4), (5, 5), (5, 6), (6, 1), (6, 2), (6, 3), (6, 4), (6, 5), (6, 6) }</text:p>
            <text:p text:style-name="P6"/>
            <text:p text:style-name="P7">|S| = 6 * 6 = 36</text:p>
          </table:table-cell>
          <table:covered-table-cell/>
        </table:table-row>
        <table:table-row>
          <table:table-cell table:style-name="Table2.A2" office:value-type="string">
            <text:p text:style-name="P5">Random-variable-function, X</text:p>
          </table:table-cell>
          <table:table-cell table:style-name="Table2.B2" table:number-columns-spanned="2" office:value-type="string">
            <text:p text:style-name="P6">Denotes the minimum of the two numbers that appear in a single throw of a pair of fair dice.</text:p>
          </table:table-cell>
          <table:covered-table-cell/>
        </table:table-row>
        <table:table-row>
          <table:table-cell table:style-name="Table2.A2" office:value-type="string">
            <text:p text:style-name="P5">Is X a binomial random-variable?</text:p>
          </table:table-cell>
          <table:table-cell table:style-name="Table2.B2" table:number-columns-spanned="2" office:value-type="string">
            <text:p text:style-name="P6">No. Because there are 6 outcomes.</text:p>
          </table:table-cell>
          <table:covered-table-cell/>
        </table:table-row>
        <table:table-row>
          <table:table-cell table:style-name="Table2.A2" office:value-type="string">
            <text:p text:style-name="P5">Mapping using X</text:p>
          </table:table-cell>
          <table:table-cell table:style-name="Table2.B2" table:number-columns-spanned="2" office:value-type="string">
            <text:p text:style-name="P6">X(1, 1) = X(1, 2) = X(1, 3) = X(1, 4) = X(1, 5) = X(1, 6) = X(2, 1) = X(3, 1) = X(4, 1) = X(5, 1) = X(6, 1) = 1</text:p>
            <text:p text:style-name="P6"/>
            <text:p text:style-name="P6">X(2, 2) = X(2, 3) = X(2, 4) = X(2, 5) = X(2, 6) = X(3, 2) = X(4, 2) = X(5, 2) = X(6, 2) = 2</text:p>
            <text:p text:style-name="P6"/>
            <text:p text:style-name="P6">X(3, 3) = X(3, 4) = X(3, 5) = X(3, 6) = X(4, 3) = 3 = X(5, 3) = X(6, 3) = 3</text:p>
            <text:p text:style-name="P6"/>
            <text:p text:style-name="P6"><text:s/>X(4, 4) = X(4, 5) = X(4, 6) = X(5, 4) = <text:s/>X(6, 4) = 4</text:p>
            <text:p text:style-name="P6"/>
            <text:p text:style-name="P6">X(5, 5) = X(5, 6) = X(6, 5) = 5</text:p>
            <text:p text:style-name="P6"/>
            <text:p text:style-name="P6">X(6, 6) = 6</text:p>
          </table:table-cell>
          <table:covered-table-cell/>
        </table:table-row>
        <table:table-row>
          <table:table-cell table:style-name="Table2.A2" office:value-type="string">
            <text:p text:style-name="P5">Expectation of the random variable function, E(X)</text:p>
          </table:table-cell>
          <table:table-cell table:style-name="Table2.B2" table:number-columns-spanned="2" office:value-type="string">
            <text:p text:style-name="P6">The expected minimum when the dice are cast = <text:s/><text:span text:style-name="T3">∑</text:span><text:span text:style-name="T4">x</text:span><text:span text:style-name="T1">i</text:span><text:span text:style-name="T2">P(X = x</text:span><text:span text:style-name="T1">i</text:span><text:span text:style-name="T2">) =</text:span><text:span text:style-name="T4"> </text:span>1*11/36 + 2*9/36 + 3*7/36 + 4 *5/36 + 5*3/36 + 6/36 = 2.53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P5">Event whose probability can be described by the probability distribution function of the random variable</text:p>
          </table:table-cell>
          <table:table-cell table:style-name="Table2.A2" office:value-type="string">
            <text:p text:style-name="P5">Event(E)</text:p>
          </table:table-cell>
          <table:table-cell table:style-name="Table2.B2" office:value-type="string">
            <text:p text:style-name="P5">Probability Distribution description of P(E)</text:p>
          </table:table-cell>
        </table:table-row>
        <table:table-row>
          <table:covered-table-cell/>
          <table:table-cell table:style-name="Table2.A2" office:value-type="string">
            <text:p text:style-name="P6">Minimum of the 2 dice cast is 3 </text:p>
            <text:p text:style-name="P6">= </text:p>
            <text:p text:style-name="P6">{(1,3),(3, 1), (2, 3), (3, 2), (3, 3), (3, 4), <text:s text:c="2"/>(4, 3), (3,5), (5, 3), <text:s/>(3, 6), (6, 3)}</text:p>
          </table:table-cell>
          <table:table-cell table:style-name="Table2.B2" office:value-type="string">
            <text:p text:style-name="P6">P(E) = P(X = 3) = 11/36</text:p>
          </table:table-cell>
        </table:table-row>
        <table:table-row>
          <table:covered-table-cell/>
          <table:table-cell table:style-name="Table2.A2" office:value-type="string">
            <text:p text:style-name="P4">Minimum of the 2 dice cast is at-least 3 = </text:p>
            <text:p text:style-name="P4">{(3, 3), (3, 4), (3, 5), (3, 6), (4, 3), (4, 4), <text:s/>(4, 5), (4, 6), (5, 3), (5, 4), (5, <text:soft-page-break/>5), (5, 6), (6, 3), (6, 4), (6, 5), (6, 6)}</text:p>
          </table:table-cell>
          <table:table-cell table:style-name="Table2.B2" office:value-type="string">
            <text:p text:style-name="P4"><text:s/>P(E) = P(X = 3) + P(X = 4) + P(X = 5) + P(X = 6) = 16/36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xperiment</text:p>
          </table:table-cell>
          <table:table-cell table:style-name="Table1.B1" office:value-type="string">
            <text:p text:style-name="P6">Tossing a fair coin 4 times</text:p>
          </table:table-cell>
        </table:table-row>
        <table:table-row>
          <table:table-cell table:style-name="Table1.A2" office:value-type="string">
            <text:p text:style-name="P5">Number of trials</text:p>
          </table:table-cell>
          <table:table-cell table:style-name="Table1.B2" office:value-type="string">
            <text:p text:style-name="P6">n = 4</text:p>
          </table:table-cell>
        </table:table-row>
        <table:table-row>
          <table:table-cell table:style-name="Table1.A2" office:value-type="string">
            <text:p text:style-name="P5">Sample space(S)</text:p>
          </table:table-cell>
          <table:table-cell table:style-name="Table1.B2" office:value-type="string">
            <text:p text:style-name="P6">S = {HHHH, HHHT, HHTH, HHTT, HTHH, HTHT, HTTH, HTTT, THHH, THHT, THTH, THTT, TTHH, TTHT, TTTH, TTTT}</text:p>
            <text:p text:style-name="P6"/>
            <text:p text:style-name="P7">|S| = 2<text:span text:style-name="T5">4</text:span> = 16</text:p>
          </table:table-cell>
        </table:table-row>
        <table:table-row>
          <table:table-cell table:style-name="Table1.A2" office:value-type="string">
            <text:p text:style-name="P5">Random-variable-function, X</text:p>
          </table:table-cell>
          <table:table-cell table:style-name="Table1.B2" office:value-type="string">
            <text:p text:style-name="P6">Denotes the number of H in each trial</text:p>
          </table:table-cell>
        </table:table-row>
        <table:table-row>
          <table:table-cell table:style-name="Table1.A2" office:value-type="string">
            <text:p text:style-name="P5">Is X a binomial random-variable?</text:p>
          </table:table-cell>
          <table:table-cell table:style-name="Table1.B2" office:value-type="string">
            <text:p text:style-name="P6">Yes, because each trail(tossing of coin) of the experiment(Tossing 4 coins) has 2 outcomes(H or T)</text:p>
          </table:table-cell>
        </table:table-row>
        <table:table-row>
          <table:table-cell table:style-name="Table1.A2" office:value-type="string">
            <text:p text:style-name="P5">Probability of the outcome on the basis of which X is defined</text:p>
          </table:table-cell>
          <table:table-cell table:style-name="Table1.B2" office:value-type="string">
            <text:p text:style-name="P6">The outcome on the basis of which X is defined is the occurrence of H, p = 1/2</text:p>
          </table:table-cell>
        </table:table-row>
        <table:table-row>
          <table:table-cell table:style-name="Table1.A2" office:value-type="string">
            <text:p text:style-name="P5">Mapping using X</text:p>
          </table:table-cell>
          <table:table-cell table:style-name="Table1.B2" office:value-type="string">
            <text:p text:style-name="P6">X(HHHH) = 4</text:p>
            <text:p text:style-name="P6"/>
            <text:p text:style-name="P6">X(HHHT) = X(HHTH) = X(HTHH) = X(THHH) = 3</text:p>
            <text:p text:style-name="P6"/>
            <text:p text:style-name="P6">X(HHTT) = X(HTHT) = X(HTTH) = X(THHT) = X(THTH) = X(TTHH) = 2</text:p>
            <text:p text:style-name="P6"/>
            <text:p text:style-name="P6">X(HTTT) = X(THTT) = X(TTHT) = X(TTTH) 1</text:p>
            <text:p text:style-name="P6"/>
            <text:p text:style-name="P6">X(TTTT) = 0</text:p>
          </table:table-cell>
        </table:table-row>
        <table:table-row>
          <table:table-cell table:style-name="Table1.A2" office:value-type="string">
            <text:p text:style-name="P5">Expectation of the random variable function, E(X)</text:p>
          </table:table-cell>
          <table:table-cell table:style-name="Table1.B2" office:value-type="string">
            <text:p text:style-name="P6">The expected number of heads when the four coins are tossed = <text:s/><text:span text:style-name="T3">∑</text:span><text:span text:style-name="T4">x</text:span><text:span text:style-name="T1">i</text:span><text:span text:style-name="T2">P(X = x</text:span><text:span text:style-name="T1">i</text:span><text:span text:style-name="T2">) =</text:span><text:span text:style-name="T4"> 0 * 1/16 </text:span><text:s/>+ 1*4/16 + 2*6/16 + 3*4/16 + 4*1/16 = 2 = np</text:p>
          </table:table-cell>
        </table:table-row>
      </table:table>
      <text:p text:style-name="Standard"/>
      <text:p text:style-name="Standard"/>
      <text:p text:style-name="P3">Steps in analysing a problem based on probability</text:p>
      <text:list xml:id="list10522819221" text:style-name="L1">
        <text:list-item>
          <text:p text:style-name="P8">Identify the experiment</text:p>
        </text:list-item>
        <text:list-item>
          <text:p text:style-name="P8">Does it consist of Bernoulli trials?</text:p>
        </text:list-item>
        <text:list-item>
          <text:p text:style-name="P8">Identify the outcomes</text:p>
        </text:list-item>
        <text:list-item>
          <text:p text:style-name="P8">Identify the sample space</text:p>
        </text:list-item>
        <text:list-item>
          <text:p text:style-name="P8">What is the random-variable?</text:p>
        </text:list-item>
        <text:list-item>
          <text:p text:style-name="P8">Is the random-variable binomial?</text:p>
        </text:list-item>
        <text:list-item>
          <text:p text:style-name="P8">Identify the domain and codomain of the random variable</text:p>
        </text:list-item>
        <text:list-item>
          <text:p text:style-name="P8">Calculate the probability distribution of the random-variable</text:p>
        </text:list-item>
        <text:list-item>
          <text:p text:style-name="P8">Calculate the mean and vari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1-19T11:47:17</meta:creation-date>
    <dc:date>2012-09-21T07:10:30</dc:date>
    <dc:creator>Kempa </dc:creator>
    <meta:editing-duration>PT19H24M57S</meta:editing-duration>
    <meta:editing-cycles>42</meta:editing-cycles>
    <meta:generator>LibreOffice/3.5$Linux_x86 LibreOffice_project/350m1$Build-2</meta:generator>
    <meta:document-statistic meta:table-count="2" meta:image-count="0" meta:object-count="0" meta:page-count="2" meta:paragraph-count="61" meta:word-count="636" meta:character-count="2933" meta:non-whitespace-character-count="2353"/>
  </office:meta>
</office:document-meta>
</file>